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5pt solid #000000" fo:border-right="none" fo:border-top="0.5pt solid #000000" fo:border-bottom="0.5pt solid #000000"/>
    </style:style>
    <style:style style:name="Tableau2.D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Calibri" fo:font-size="13pt" officeooo:rsid="000dcaed" officeooo:paragraph-rsid="000dcaed" style:font-size-asian="13pt" style:font-size-complex="13pt"/>
    </style:style>
    <style:style style:name="P2"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font-name="Calibri" fo:font-size="26pt" officeooo:paragraph-rsid="000dcaed" style:font-size-asian="26pt" style:font-size-complex="26pt"/>
    </style:style>
    <style:style style:name="P4" style:family="paragraph" style:parent-style-name="Standard">
      <style:paragraph-properties fo:text-align="center" style:justify-single-word="false"/>
      <style:text-properties style:font-name="Calibri" fo:font-size="26pt" officeooo:rsid="000d725e" officeooo:paragraph-rsid="000dcaed" style:font-size-asian="26pt" style:font-size-complex="26pt"/>
    </style:style>
    <style:style style:name="P5" style:family="paragraph" style:parent-style-name="Standard">
      <style:text-properties style:font-name="Calibri" fo:font-size="13pt" style:font-size-asian="13pt" style:font-size-complex="13pt"/>
    </style:style>
    <style:style style:name="P6" style:family="paragraph" style:parent-style-name="Standard">
      <style:text-properties style:font-name="Calibri" fo:font-size="13pt" officeooo:paragraph-rsid="000dcaed" style:font-size-asian="13pt" style:font-size-complex="13pt"/>
    </style:style>
    <style:style style:name="P7" style:family="paragraph" style:parent-style-name="Standard" style:list-style-name="L2">
      <style:text-properties style:font-name="Calibri" fo:font-size="13pt" style:font-size-asian="13pt" style:font-size-complex="13pt"/>
    </style:style>
    <style:style style:name="P8" style:family="paragraph" style:parent-style-name="Standard">
      <style:text-properties style:font-name="Calibri" fo:font-size="13pt" officeooo:paragraph-rsid="00193903" style:font-size-asian="13pt" style:font-size-complex="13pt"/>
    </style:style>
    <style:style style:name="P9" style:family="paragraph" style:parent-style-name="Standard">
      <style:text-properties style:font-name="Calibri" fo:font-size="13pt" officeooo:paragraph-rsid="002418b4" style:font-size-asian="13pt" style:font-size-complex="13pt"/>
    </style:style>
    <style:style style:name="P10" style:family="paragraph" style:parent-style-name="Standard">
      <style:paragraph-properties fo:line-height="115%"/>
      <style:text-properties style:font-name="Calibri" fo:font-size="13pt" fo:letter-spacing="0.018cm" style:text-underline-style="dot-dash" style:text-underline-width="auto" style:text-underline-color="font-color" style:font-size-asian="13pt" style:font-size-complex="13pt"/>
    </style:style>
    <style:style style:name="P11" style:family="paragraph" style:parent-style-name="Standard">
      <style:text-properties style:font-name="Calibri" fo:font-size="13pt" style:text-underline-style="solid" style:text-underline-width="auto" style:text-underline-color="font-color"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Calibri" fo:font-size="13pt" fo:font-weight="bold" style:font-size-asian="13pt" style:font-weight-asian="bold" style:font-size-complex="13pt" style:font-weight-complex="bold"/>
    </style:style>
    <style:style style:name="P13" style:family="paragraph" style:parent-style-name="Standard" style:list-style-name="L12">
      <style:text-properties style:font-name="Calibri" fo:font-size="13pt" fo:font-weight="bold" officeooo:rsid="002418b4" officeooo:paragraph-rsid="002418b4" style:font-size-asian="13pt" style:font-weight-asian="bold" style:font-size-complex="13pt" style:font-weight-complex="bold"/>
    </style:style>
    <style:style style:name="P14" style:family="paragraph" style:parent-style-name="Standard">
      <style:text-properties style:font-name="Calibri" fo:font-size="13pt" fo:font-weight="bold" officeooo:rsid="002418b4" officeooo:paragraph-rsid="002418b4"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Calibri" fo:font-size="13pt" fo:font-weight="bold" officeooo:rsid="00254f1d" officeooo:paragraph-rsid="00254f1d" style:font-size-asian="13pt" style:font-weight-asian="bold" style:font-size-complex="13pt" style:font-weight-complex="bold"/>
    </style:style>
    <style:style style:name="P16" style:family="paragraph" style:parent-style-name="Standard">
      <style:paragraph-properties fo:line-height="115%"/>
      <style:text-properties style:font-name="Calibri" fo:font-size="18pt" fo:letter-spacing="0.018cm" style:text-underline-style="dot-dash" style:text-underline-width="auto" style:text-underline-color="font-color" style:font-size-asian="18pt" style:font-size-complex="18pt"/>
    </style:style>
    <style:style style:name="P17" style:family="paragraph" style:parent-style-name="Standard">
      <style:text-properties style:font-name="Calibri" fo:font-size="18pt" fo:letter-spacing="0.018cm" style:text-underline-style="dot-dash" style:text-underline-width="auto" style:text-underline-color="font-color" officeooo:paragraph-rsid="0011fc73" style:font-size-asian="18pt" style:font-size-complex="18pt"/>
    </style:style>
    <style:style style:name="P18" style:family="paragraph" style:parent-style-name="Standard">
      <style:text-properties style:font-name="Calibri" fo:font-size="18pt" fo:letter-spacing="0.018cm" style:text-underline-style="dot-dash" style:text-underline-width="auto" style:text-underline-color="font-color" officeooo:paragraph-rsid="0020c1f1" style:font-size-asian="18pt" style:font-size-complex="18pt"/>
    </style:style>
    <style:style style:name="P19" style:family="paragraph" style:parent-style-name="Standard">
      <style:text-properties style:font-name="Calibri" fo:font-size="18pt" style:font-size-asian="18pt" style:font-size-complex="18pt"/>
    </style:style>
    <style:style style:name="P20" style:family="paragraph" style:parent-style-name="Standard" style:list-style-name="L1">
      <style:text-properties style:font-name="Calibri" fo:font-weight="bold" officeooo:paragraph-rsid="000f70ce" style:font-weight-asian="bold" style:font-weight-complex="bold"/>
    </style:style>
    <style:style style:name="P21" style:family="paragraph" style:parent-style-name="Standard" style:list-style-name="L2">
      <style:text-properties style:font-name="Calibri"/>
    </style:style>
    <style:style style:name="P22" style:family="paragraph" style:parent-style-name="Standard" style:list-style-name="L3">
      <style:text-properties style:font-name="Calibri"/>
    </style:style>
    <style:style style:name="P23" style:family="paragraph" style:parent-style-name="Standard">
      <style:text-properties style:font-name="Calibri"/>
    </style:style>
    <style:style style:name="P24" style:family="paragraph" style:parent-style-name="Standard" style:list-style-name="L8">
      <style:text-properties style:font-name="Calibri"/>
    </style:style>
    <style:style style:name="P25" style:family="paragraph" style:parent-style-name="Standard" style:list-style-name="L9">
      <style:text-properties style:font-name="Calibri"/>
    </style:style>
    <style:style style:name="P26" style:family="paragraph" style:parent-style-name="Standard" style:list-style-name="L10">
      <style:text-properties style:font-name="Calibri" style:text-underline-style="solid" style:text-underline-width="auto" style:text-underline-color="font-color" fo:font-weight="bold" officeooo:paragraph-rsid="00193903" style:font-weight-asian="bold" style:font-weight-complex="bold"/>
    </style:style>
    <style:style style:name="P27" style:family="paragraph" style:parent-style-name="Standard">
      <style:paragraph-properties fo:text-align="center" style:justify-single-word="false"/>
      <style:text-properties style:font-name="Calibri" fo:font-size="28pt" fo:font-weight="bold" style:font-size-asian="28pt" style:font-weight-asian="bold" style:font-size-complex="28pt" style:font-weight-complex="bold"/>
    </style:style>
    <style:style style:name="P28" style:family="paragraph" style:parent-style-name="Standard">
      <style:text-properties officeooo:rsid="001f456e" officeooo:paragraph-rsid="001f456e"/>
    </style:style>
    <style:style style:name="T1" style:family="text">
      <style:text-properties officeooo:rsid="000d725e"/>
    </style:style>
    <style:style style:name="T2" style:family="text">
      <style:text-properties fo:font-size="13pt" style:font-size-asian="13pt" style:font-size-complex="13pt"/>
    </style:style>
    <style:style style:name="T3" style:family="text">
      <style:text-properties fo:font-size="13pt" officeooo:rsid="000f70ce" style:font-size-asian="13pt" style:font-size-complex="13pt"/>
    </style:style>
    <style:style style:name="T4"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5" style:family="text">
      <style:text-properties officeooo:rsid="000f70ce"/>
    </style:style>
    <style:style style:name="T6" style:family="text">
      <style:text-properties fo:font-weight="bold" style:font-weight-asian="bold" style:font-weight-complex="bold"/>
    </style:style>
    <style:style style:name="T7" style:family="text">
      <style:text-properties fo:letter-spacing="0.018cm" style:text-underline-style="dot-dash" style:text-underline-width="auto" style:text-underline-color="font-color"/>
    </style:style>
    <style:style style:name="T8" style:family="text">
      <style:text-properties officeooo:rsid="00139d32"/>
    </style:style>
    <style:style style:name="T9" style:family="text">
      <style:text-properties officeooo:rsid="0015ff15"/>
    </style:style>
    <style:style style:name="T10" style:family="text">
      <style:text-properties officeooo:rsid="0016c510"/>
    </style:style>
    <style:style style:name="T11" style:family="text">
      <style:text-properties officeooo:rsid="001753af"/>
    </style:style>
    <style:style style:name="T12" style:family="text">
      <style:text-properties fo:font-size="18pt" fo:letter-spacing="0.018cm" style:text-underline-style="dot-dash" style:text-underline-width="auto" style:text-underline-color="font-color" style:font-size-asian="18pt" style:font-size-complex="18pt"/>
    </style:style>
    <style:style style:name="T13" style:family="text">
      <style:text-properties officeooo:rsid="001c59e6"/>
    </style:style>
    <style:style style:name="T14" style:family="text">
      <style:text-properties officeooo:rsid="001ecbed"/>
    </style:style>
    <style:style style:name="T15" style:family="text">
      <style:text-properties style:font-name="Calibri" fo:font-size="13pt" style:font-size-asian="13pt" style:font-size-complex="13pt"/>
    </style:style>
    <style:style style:name="T16" style:family="text">
      <style:text-properties style:font-name="Calibri" fo:font-size="13pt" officeooo:rsid="001f456e" style:font-size-asian="13pt" style:font-size-complex="13pt"/>
    </style:style>
    <style:style style:name="T17" style:family="text">
      <style:text-properties officeooo:rsid="002418b4"/>
    </style:style>
    <style:style style:name="T18" style:family="text">
      <style:text-properties style:text-underline-style="solid" style:text-underline-width="auto" style:text-underline-color="font-color"/>
    </style:style>
    <style:style style:name="T19" style:family="text">
      <style:text-properties officeooo:rsid="00254f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écifications Techniques </text:p>
      <text:p text:style-name="P4">Portfolio Alix Hennion</text:p>
      <text:p text:style-name="P5"/>
      <text:p text:style-name="P6"><text:s/></text:p>
      <table:table table:name="Tableau1" table:style-name="Tableau1">
        <table:table-column table:style-name="Tableau1.A"/>
        <table:table-column table:style-name="Tableau1.B"/>
        <table:table-row>
          <table:table-cell table:style-name="Tableau1.A1" office:value-type="string">
            <text:p text:style-name="P6">Projet <text:span text:style-name="T1">12</text:span></text:p>
          </table:table-cell>
          <table:table-cell table:style-name="Tableau1.B1" office:value-type="string">
            <text:p text:style-name="P6">Nom du Projet: <text:span text:style-name="T1">Portfolio Alix Hennion</text:span></text:p>
          </table:table-cell>
        </table:table-row>
      </table:table>
      <text:p text:style-name="P6"/>
      <table:table table:name="Tableau2" table:style-name="Tableau2">
        <table:table-column table:style-name="Tableau2.A" table:number-columns-repeated="3"/>
        <table:table-column table:style-name="Tableau2.D"/>
        <table:table-row>
          <table:table-cell table:style-name="Tableau2.A1" office:value-type="string">
            <text:p text:style-name="P6">Version:</text:p>
          </table:table-cell>
          <table:table-cell table:style-name="Tableau2.A1" office:value-type="string">
            <text:p text:style-name="P6">Auteur: </text:p>
          </table:table-cell>
          <table:table-cell table:style-name="Tableau2.A1" office:value-type="string">
            <text:p text:style-name="P6">Date: </text:p>
          </table:table-cell>
          <table:table-cell table:style-name="Tableau2.D1" office:value-type="string">
            <text:p text:style-name="P1">Nombre collaborateur </text:p>
          </table:table-cell>
        </table:table-row>
        <table:table-row>
          <table:table-cell table:style-name="Tableau2.A2" office:value-type="string">
            <text:p text:style-name="P6"><text:s/>1.0</text:p>
          </table:table-cell>
          <table:table-cell table:style-name="Tableau2.A2" office:value-type="string">
            <text:p text:style-name="P6">Hennion Alix</text:p>
          </table:table-cell>
          <table:table-cell table:style-name="Tableau2.A2" office:value-type="string">
            <text:p text:style-name="P6">18/<text:span text:style-name="T1">12</text:span>/2023</text:p>
          </table:table-cell>
          <table:table-cell table:style-name="Tableau2.D2" office:value-type="string">
            <text:p text:style-name="P1">0</text:p>
          </table:table-cell>
        </table:table-row>
      </table:table>
      <text:p text:style-name="P5"/>
      <text:p text:style-name="P5"/>
      <text:p text:style-name="P27">Sommaire</text:p>
      <text:p text:style-name="P27"/>
      <text:p text:style-name="P12">I. Choix Technologiques <text:span text:style-name="T13">(page 1)</text:span></text:p>
      <text:p text:style-name="P12"/>
      <text:p text:style-name="P12">II. Liens avec le Back-end <text:span text:style-name="T13">(page 2)</text:span></text:p>
      <text:p text:style-name="P12"/>
      <text:p text:style-name="P12">III. Préconisations Domaine <text:span text:style-name="T13">(page 2)</text:span></text:p>
      <text:p text:style-name="P12"/>
      <text:p text:style-name="P12">IV. Accessibilité <text:span text:style-name="T13">(page 2)</text:span></text:p>
      <text:p text:style-name="P12"/>
      <text:p text:style-name="P12">V. Services Tiers <text:span text:style-name="T13">(page </text:span><text:span text:style-name="T19">3</text:span><text:span text:style-name="T13">)</text:span></text:p>
      <text:p text:style-name="P12"/>
      <text:p text:style-name="P12">VI. Maintenance et Mises à Jour <text:span text:style-name="T13">(page </text:span><text:span text:style-name="T19">4</text:span><text:span text:style-name="T13">)</text:span></text:p>
      <text:p text:style-name="P12"/>
      <text:p text:style-name="P15">VII. Style esthétique (page 5)</text:p>
      <text:p text:style-name="P10"/>
      <text:p text:style-name="P16"><text:s/>I. Choix technologiques <text:s text:c="92"/></text:p>
      <text:p text:style-name="P5"/>
      <text:list text:style-name="L1">
        <text:list-item>
          <text:p text:style-name="P20"><text:span text:style-name="T2">Choix <text:s/></text:span><text:span text:style-name="T3">de </text:span><text:span text:style-name="T2">React.js pour le développement Frontend :</text:span></text:p>
        </text:list-item>
      </text:list>
      <text:p text:style-name="P5"/>
      <text:p text:style-name="P5"/>
      <text:p text:style-name="P11">1. Facilité de développement:</text:p>
      <text:p text:style-name="P5"><text:s text:c="3"/>- React.js offre une conception modulaire basée sur des composants réutilisables, simplifiant la création d'interfaces interactives.</text:p>
      <text:p text:style-name="P5"><text:s text:c="3"/>- La modularité favorise la collaboration et accélère le développement de fonctionnalités.</text:p>
      <text:p text:style-name="P5"/>
      <text:p text:style-name="P11">2. Performances optimales:</text:p>
      <text:p text:style-name="P5"><text:soft-page-break/><text:s text:c="3"/>- La stratégie de rendu virtuel et de mise à jour sélective minimise les mises à jour coûteuses du DOM, assurant une expérience utilisateur fluide.</text:p>
      <text:p text:style-name="P5"/>
      <text:p text:style-name="P11">3. Maintenance simplifiée:</text:p>
      <text:p text:style-name="P5"><text:s text:c="3"/>- La conception basée sur des composants autonomes facilite la maintenance, les tests unitaires, et les modifications futures.</text:p>
      <text:p text:style-name="P5"/>
      <text:p text:style-name="P11">4. Communauté étendue:</text:p>
      <text:p text:style-name="P5"><text:s text:c="3"/>- React.js bénéficie d'une communauté active, offrant des ressources, didacticiels, et composants open source.</text:p>
      <text:p text:style-name="P5"/>
      <text:p text:style-name="P11">5. Modernité et succès avéré:</text:p>
      <text:p text:style-name="P5"><text:s text:c="3"/>- Utilisé par des géants comme Facebook, Instagram, et WhatsApp, témoignant de sa pertinence et de sa modernité.</text:p>
      <text:p text:style-name="P5"/>
      <text:p text:style-name="P11">6. Avantage compétitif:</text:p>
      <text:p text:style-name="P5"><text:s text:c="3"/>- Renforce la crédibilité du projet en tant que solution moderne, innovante, et adoptée par les leaders du secteur.</text:p>
      <text:p text:style-name="P5"/>
      <text:p text:style-name="P5"/>
      <text:p text:style-name="P17">II. Liens avec le Back-end <text:s text:c="62"/></text:p>
      <text:p text:style-name="P17"/>
      <text:list text:style-name="L2">
        <text:list-item>
          <text:p text:style-name="P7">Actuellement, aucun lien avec un backend n'est nécessaire, car le site est statique. Toutefois, des fonctionnalités futures peuvent nécessiter des intégrations back-end.</text:p>
          <text:p text:style-name="P21"><text:span text:style-name="T2"/></text:p>
        </text:list-item>
      </text:list>
      <text:p text:style-name="P19"><text:s/><text:span text:style-name="T7">III. Préconisations concernant le domaine <text:s text:c="41"/></text:span></text:p>
      <text:p text:style-name="P5"/>
      <text:p text:style-name="P5">- Nom du domaine:P<text:span text:style-name="T5">ortfolio-Alix-Hennion</text:span></text:p>
      <text:p text:style-name="P5"/>
      <text:p text:style-name="P5">- Adresses e-mail: <text:span text:style-name="T8">c</text:span>ontact@<text:span text:style-name="T8">p</text:span><text:span text:style-name="T5">ortfolio-alix-hennion</text:span>.com</text:p>
      <text:p text:style-name="P5"/>
      <text:p text:style-name="P5"/>
      <text:p text:style-name="P5"/>
      <text:p text:style-name="P19"><text:s/><text:span text:style-name="T7">IV. Accessibilité <text:s text:c="105"/></text:span></text:p>
      <text:p text:style-name="P5"/>
      <text:p text:style-name="P5">- Compatibilité navigateur: Chrome, Safari, Firefox</text:p>
      <text:p text:style-name="P5"/>
      <text:p text:style-name="P5">- Types d'appareils: Principalement pour les appareils de bureau</text:p>
      <text:p text:style-name="P5"/>
      <text:p text:style-name="P5">- Taille <text:span text:style-name="T9">adapté </text:span><text:s/>en responsive design <text:span text:style-name="T9">pour le desktop first vers le mobile en passant par la tablette garantissant</text:span> une expérience optimale sur des écrans de grande taille.</text:p>
      <text:p text:style-name="P5"/>
      <text:p text:style-name="P5"/>
      <text:p text:style-name="P5"/>
      <text:p text:style-name="P19"><text:soft-page-break/><text:s/><text:span text:style-name="T7">V. Services tiers <text:s text:c="103"/></text:span></text:p>
      <text:p text:style-name="P19"/>
      <text:list text:style-name="L3">
        <text:list-item>
          <text:p text:style-name="P22"><text:s/><text:span text:style-name="T6">Principaux services tiers:</text:span></text:p>
        </text:list-item>
      </text:list>
      <text:p text:style-name="P5"/>
      <text:p text:style-name="P11"><text:span text:style-name="T10">1. </text:span>Weather APP:</text:p>
      <text:p text:style-name="P5"/>
      <text:p text:style-name="P5">Intégration d'une application météo pour fournir des informations en temps réel sur la localisation de l'utilisateur.</text:p>
      <text:p text:style-name="P5"/>
      <text:p text:style-name="P11"><text:span text:style-name="T10">2. </text:span>Font Awesome:</text:p>
      <text:p text:style-name="P5"/>
      <text:p text:style-name="P5">Intégration d'icônes modernes pour améliorer l'interface utilisateur.</text:p>
      <text:p text:style-name="P5"/>
      <text:p text:style-name="P11"><text:span text:style-name="T10">3. </text:span>Formik:</text:p>
      <text:p text:style-name="P5"/>
      <text:p text:style-name="P5">Intégration d'un formulaire facilitée grâce à Formik.</text:p>
      <text:p text:style-name="P5"/>
      <text:p text:style-name="P11"><text:span text:style-name="T11">4</text:span><text:span text:style-name="T10">.</text:span>Axios:</text:p>
      <text:p text:style-name="P5"/>
      <text:p text:style-name="P5">Intégration de la bibliothèque Axios pour faciliter les requêtes HTTP et les interactions avec le backend. Cela permettra une gestion plus efficace des appels API et des données.</text:p>
      <text:p text:style-name="P11"><text:span text:style-name="T11">5. </text:span>i18next:</text:p>
      <text:p text:style-name="P5"/>
      <text:p text:style-name="P5">Mise en œuvre de i18next pour la gestion de la localisation et de la traduction. Cela permettra de rendre le site accessible à un public plus large en prenant en charge plusieurs langues.</text:p>
      <text:p text:style-name="P5"/>
      <text:p text:style-name="P11"><text:span text:style-name="T11">6</text:span><text:span text:style-name="T10">. </text:span>React-calendar-timeline:</text:p>
      <text:p text:style-name="P5"/>
      <text:p text:style-name="P5">Utilisation de la bibliothèque React-calendar-timeline pour créer et afficher des timelines interactives sur le site. Cela pourrait être particulièrement utile pour afficher des événements ou des projets dans un format chronologique.</text:p>
      <text:p text:style-name="P5"/>
      <text:p text:style-name="P11"><text:span text:style-name="T11">7</text:span><text:span text:style-name="T10">. </text:span>Redux:</text:p>
      <text:p text:style-name="P5"/>
      <text:p text:style-name="P5">Intégration du gestionnaire d'état Redux pour faciliter la gestion de l'état global de l'application. Cela améliorera la gestion des données et des interactions entre les composants, garantissant une expérience utilisateur cohérente.</text:p>
      <text:p text:style-name="P5"/>
      <text:p text:style-name="P11"><text:span text:style-name="T11">8</text:span><text:span text:style-name="T10">. </text:span>Yup:</text:p>
      <text:p text:style-name="P5"/>
      <text:p text:style-name="P5">Utilisation de la bibliothèque Yup pour la validation des formulaires. Cette intégration simplifiera la validation des données côté client, garantissant que les informations saisies sont conformes aux exigences spécifiées.</text:p>
      <text:p text:style-name="P5"/>
      <text:p text:style-name="P23"><text:soft-page-break/><text:span text:style-name="T12">VI. Maintenance du site et futures mises à jour</text:span></text:p>
      <text:list text:style-name="L11">
        <text:list-header>
          <text:p text:style-name="P2"><text:span text:style-name="T15"/></text:p>
        </text:list-header>
        <text:list-item>
          <text:p text:style-name="P2"><text:span text:style-name="T15"><text:s/></text:span><text:span text:style-name="T16">Maintenance :</text:span></text:p>
        </text:list-item>
      </text:list>
      <text:p text:style-name="P28"><text:span text:style-name="T15">Pour assurer la qualité et la stabilité du code, la plupart des composants et fonctionnalités de ce projet sont accompagnés de fichiers de test. Cette approche systématique de l'utilisation de tests unitaires offre un ensemble d'avantages essentiels. En premier lieu, elle joue un rôle crucial dans la prévention et la détection précoce des erreurs, contribuant ainsi à la création d'un code robuste et fiable. De plus, l'intégration de tests facilite la maintenance du système en permettant une identification rapide des problèmes potentiels lors de modifications futures. En réduisant les risques d'anomalies, cette pratique renforce la qualité globale du projet et garantit une expérience utilisateur optimale. </text:span></text:p>
      <text:p text:style-name="P28"><text:span text:style-name="T16"/></text:p>
      <text:list text:style-name="L8">
        <text:list-item>
          <text:p text:style-name="P24"><text:span text:style-name="T4">Sécurité renforcée:</text:span></text:p>
        </text:list-item>
      </text:list>
      <text:p text:style-name="P5"/>
      <text:p text:style-name="P5">- Mises à jour régulières de tous les composants logiciels, y compris les dépendances tierces, pour remédier aux vulnérabilités de sécurité connues. Cela garantira un environnement sécurisé et à jour.</text:p>
      <text:p text:style-name="P5"/>
      <text:list text:style-name="L9">
        <text:list-item>
          <text:p text:style-name="P25"><text:span text:style-name="T4">Optimisation des performances:</text:span></text:p>
        </text:list-item>
      </text:list>
      <text:p text:style-name="P5"/>
      <text:p text:style-name="P5">- Surveillance constante des performances du site à l'aide d'outils spécialisés. Ajustement des éléments identifiés comme des points de friction pour maintenir une expérience utilisateur rapide et réactive.</text:p>
      <text:p text:style-name="P5">Planification des mises à jour futures:</text:p>
      <text:p text:style-name="P5"/>
      <text:p text:style-name="P5">- Ajout de nouvelles fonctionnalités en fonction des retours utilisateurs et des tendances du secteur. Cela peut inclure l'intégration de nouvelles technologies ou l'amélioration des fonctionnalités existantes.</text:p>
      <text:p text:style-name="P5"/>
      <text:p text:style-name="P5">- Évolution continue du design pour suivre les tendances esthétiques actuelles et maintenir un aspect visuel attrayant.</text:p>
      <text:p text:style-name="P5"/>
      <text:p text:style-name="P5">- Assurer la compatibilité avec les dernières technologies, navigateurs et appareils pour garantir une expérience utilisateur sans heurts.</text:p>
      <text:p text:style-name="P5"/>
      <text:p text:style-name="P5">- Utilisation des retours utilisateurs pour des améliorations continues et une adaptation aux besoins changeants de l'utilisateur.</text:p>
      <text:p text:style-name="P5"/>
      <text:list text:style-name="L10">
        <text:list-item>
          <text:p text:style-name="P26"><text:span text:style-name="T2">Gestion des mises à jour:</text:span></text:p>
        </text:list-item>
      </text:list>
      <text:p text:style-name="P8"/>
      <text:p text:style-name="P8">- <text:s/><text:span text:style-name="T14">V</text:span>ia une planification structurée, des sauvegardes régulières, une communication transparente et un plan de retour en arrière en cas de problèmes majeurs. Le site sera versionné sur GitHub avec des commits réguliers pour suivre les modifications apportées.</text:p>
      <text:p text:style-name="P5"/>
      <text:p text:style-name="P5"/>
      <text:p text:style-name="P5"><text:soft-page-break/></text:p>
      <text:p text:style-name="P5"/>
      <text:p text:style-name="P18">VII Style esthétique <text:s text:c="74"/></text:p>
      <text:p text:style-name="P5"/>
      <text:list text:style-name="L12">
        <text:list-item>
          <text:p text:style-name="P13">Choix de Sass pour le style</text:p>
        </text:list-item>
      </text:list>
      <text:p text:style-name="P14"/>
      <text:p text:style-name="P14"/>
      <text:p text:style-name="P11"><text:span text:style-name="T17">1. </text:span>Styles et Esthétique :</text:p>
      <text:p text:style-name="P5"/>
      <text:p text:style-name="P5">Sass est utilisé pour garantir une esthétique cohérente et attrayante dans l'ensemble du projet.</text:p>
      <text:p text:style-name="P5"/>
      <text:p text:style-name="P11"><text:span text:style-name="T17">2. </text:span>Avantages de Sass :</text:p>
      <text:p text:style-name="P5"/>
      <text:p text:style-name="P9"><text:span text:style-name="T18">Modularité :</text:span></text:p>
      <text:p text:style-name="P9">Sass permet une écriture de feuilles de style modulaire, facilitant la gestion de composants distincts du projet.</text:p>
      <text:p text:style-name="P9"><text:span text:style-name="T18">Variables :</text:span></text:p>
      <text:p text:style-name="P9"><text:s/>L'utilisation de variables simplifie la maintenance en permettant la définition et la modification facile de valeurs réutilisables.</text:p>
      <text:p text:style-name="P9"><text:span text:style-name="T18">Imports :</text:span></text:p>
      <text:p text:style-name="P9">La fonction d'importation de Sass améliore la structuration des fichiers de style et facilite la gestion de la complexité.</text:p>
      <text:p text:style-name="P5"/>
      <text:p text:style-name="P11"><text:span text:style-name="T17">3. </text:span>Productivité du Développement :</text:p>
      <text:p text:style-name="P5"/>
      <text:p text:style-name="P5">Sass contribue à une expérience de développement plus efficace en permettant des modifications rapides et systématiques de l'apparence du site.</text:p>
      <text:p text:style-name="P5"/>
      <text:p text:style-name="P11"><text:span text:style-name="T17">4. </text:span>Maintenance Simplifiée :</text:p>
      <text:p text:style-name="P5"/>
      <text:p text:style-name="P5">La syntaxe avancée de Sass facilite la gestion de la complexité des feuilles de style, offrant une organisation claire et structur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1T01:59:58.761000000</meta:creation-date>
    <meta:generator>LibreOffice/7.6.2.1$Windows_X86_64 LibreOffice_project/56f7684011345957bbf33a7ee678afaf4d2ba333</meta:generator>
    <dc:date>2024-01-06T23:43:22.169000000</dc:date>
    <meta:editing-duration>PT2H7M11S</meta:editing-duration>
    <meta:editing-cycles>23</meta:editing-cycles>
    <meta:document-statistic meta:table-count="2" meta:image-count="0" meta:object-count="0" meta:page-count="5" meta:paragraph-count="94" meta:word-count="966" meta:character-count="7122" meta:non-whitespace-character-count="5736"/>
  </office:meta>
</office:document-meta>
</file>